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0209in"/>
    </style:style>
    <style:style style:name="co4" style:family="table-column">
      <style:table-column-properties fo:break-before="auto" style:column-width="2.144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833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22">
      <style:table-cell-properties fo:border-bottom="0.06pt solid #000000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 style:data-style-name="N122">
      <style:table-cell-properties fo:border-bottom="none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1">
      <style:table-cell-properties fo:background-color="#bfbfb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 style:data-style-name="N122">
      <style:table-cell-properties fo:border="0.06pt solid #000000"/>
    </style:style>
    <style:style style:name="ce9" style:family="table-cell" style:parent-style-name="Default" style:data-style-name="N11">
      <style:table-cell-properties fo:border-bottom="none" fo:background-color="#bfbfb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/>
    </style:style>
    <style:style style:name="ce11" style:family="table-cell" style:parent-style-name="Default" style:data-style-name="N122">
      <style:table-cell-properties fo:background-color="#0000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000000" fo:border="0.06pt solid #000000"/>
    </style:style>
    <style:style style:name="ce13" style:family="table-cell" style:parent-style-name="Default" style:data-style-name="N122">
      <style:table-cell-properties fo:border-bottom="none" fo:background-color="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22">
      <style:table-cell-properties fo:border-bottom="0.06pt solid #000000" fo:background-color="#bfbfbf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0.06pt solid #000000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 calcext:value-type="string">
            <text:p>Werte</text:p>
          </table:table-cell>
          <table:table-cell table:style-name="ce10"/>
          <table:table-cell table:style-name="ce14" office:value-type="string" calcext:value-type="string">
            <text:p>RAID-Controller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string" calcext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159.8" calcext:value-type="currency">
            <text:p>159.8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rabatt:</text:p>
          </table:table-cell>
          <table:table-cell table:style-name="ce7" office:value-type="percentage" office:value="0.2" calcext:value-type="percentage">
            <text:p>20.00%</text:p>
          </table:table-cell>
          <table:table-cell table:style-name="ce12"/>
          <table:table-cell table:style-name="ce16" table:formula="of:=([.$B$4] * [.D3])" office:value-type="currency" office:currency="EUR" office:value="31.96" calcext:value-type="currency">
            <text:p>31.9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127.84" calcext:value-type="currency">
            <text:p>127.8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[.$B$6]*[.D5]" office:value-type="currency" office:currency="EUR" office:value="2.5568" calcext:value-type="currency">
            <text:p>2.56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125.2832" calcext:value-type="currency">
            <text:p>125.2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 calcext:value-type="currency">
            <text:p>0.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125.2832" calcext:value-type="currency">
            <text:p>125.2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Allg. Handlungskosten: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12"/>
          <table:table-cell table:style-name="ce16" table:formula="of:=[.$B$10]*[.D9]" office:value-type="currency" office:currency="EUR" office:value="31.3208" calcext:value-type="currency">
            <text:p>31.3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156.604" calcext:value-type="currency">
            <text:p>156.6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Gewinn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[.$B$12]*[.D11]" office:value-type="currency" office:currency="EUR" office:value="23.4906" calcext:value-type="currency">
            <text:p>23.49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80.0946" calcext:value-type="currency">
            <text:p>180.0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([.D13]/100)*([.$B$14]*100)" office:value-type="currency" office:currency="EUR" office:value="3.601892" calcext:value-type="currency">
            <text:p>3.6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83.696492" calcext:value-type="currency">
            <text:p>183.7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rabatt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([.D15]/100)*([.$B$16]*100)" office:value-type="currency" office:currency="EUR" office:value="27.5544738" calcext:value-type="currency">
            <text:p>27.55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 calcext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211.2509658" calcext:value-type="currency">
            <text:p>211.25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9:24:16.5724415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Becker, David</meta:initial-creator>
    <meta:creation-date>2018-03-02T09:53:01Z</meta:creation-date>
    <dc:date>2018-03-09T09:41:41.470279695</dc:date>
    <meta:editing-duration>PT59S</meta:editing-duration>
    <meta:editing-cycles>1</meta:editing-cycles>
    <meta:document-statistic meta:table-count="1" meta:cell-count="38" meta:object-count="0"/>
  </office:meta>
</office:document-meta>
</file>